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d24b" officeooo:paragraph-rsid="0010d24b"/>
    </style:style>
    <style:style style:name="P2" style:family="paragraph" style:parent-style-name="Standard">
      <style:text-properties officeooo:rsid="0012350b" officeooo:paragraph-rsid="0012350b"/>
    </style:style>
    <style:style style:name="P3" style:family="paragraph" style:parent-style-name="Standard">
      <style:text-properties officeooo:rsid="0014ee83" officeooo:paragraph-rsid="0014ee83"/>
    </style:style>
    <style:style style:name="P4" style:family="paragraph" style:parent-style-name="Standard">
      <style:text-properties officeooo:rsid="001aa0df" officeooo:paragraph-rsid="001aa0df"/>
    </style:style>
    <style:style style:name="P5" style:family="paragraph" style:parent-style-name="Standard">
      <style:text-properties officeooo:rsid="001c3178" officeooo:paragraph-rsid="001c3178"/>
    </style:style>
    <style:style style:name="P6" style:family="paragraph" style:parent-style-name="Standard">
      <style:text-properties officeooo:rsid="001cf150" officeooo:paragraph-rsid="001cf150"/>
    </style:style>
    <style:style style:name="P7" style:family="paragraph" style:parent-style-name="Standard">
      <style:text-properties officeooo:rsid="001f461a" officeooo:paragraph-rsid="001f461a"/>
    </style:style>
    <style:style style:name="P8" style:family="paragraph" style:parent-style-name="Standard">
      <style:text-properties officeooo:rsid="0021cd4f" officeooo:paragraph-rsid="0021cd4f"/>
    </style:style>
    <style:style style:name="P9" style:family="paragraph" style:parent-style-name="Standard">
      <style:text-properties officeooo:rsid="0022428d" officeooo:paragraph-rsid="0022428d"/>
    </style:style>
    <style:style style:name="T1" style:family="text">
      <style:text-properties officeooo:rsid="0013da44"/>
    </style:style>
    <style:style style:name="T2" style:family="text">
      <style:text-properties officeooo:rsid="0015586b"/>
    </style:style>
    <style:style style:name="T3" style:family="text">
      <style:text-properties officeooo:rsid="0015bee8"/>
    </style:style>
    <style:style style:name="T4" style:family="text">
      <style:text-properties officeooo:rsid="00177210"/>
    </style:style>
    <style:style style:name="T5" style:family="text">
      <style:text-properties officeooo:rsid="0019fac7"/>
    </style:style>
    <style:style style:name="T6" style:family="text">
      <style:text-properties officeooo:rsid="001cf150"/>
    </style:style>
    <style:style style:name="T7" style:family="text">
      <style:text-properties officeooo:rsid="001e019c"/>
    </style:style>
    <style:style style:name="T8" style:family="text">
      <style:text-properties officeooo:rsid="0020d409"/>
    </style:style>
    <style:style style:name="T9" style:family="text">
      <style:text-properties officeooo:rsid="0021cd4f"/>
    </style:style>
    <style:style style:name="T10" style:family="text">
      <style:text-properties officeooo:rsid="00226b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orientação a objetos na linguagem python </text:p>
      <text:p text:style-name="P1"/>
      <text:p text:style-name="P2">agregação, classes e métodos estáticos (parte 1)</text:p>
      <text:p text:style-name="P2">-<text:span text:style-name="T1">agregação é uma relação entre classes </text:span></text:p>
      <text:p text:style-name="P2"/>
      <text:p text:style-name="P3">classes e objetos </text:p>
      <text:p text:style-name="P3">-<text:span text:style-name="T2">classes encapsula propriedades e métodos </text:span></text:p>
      <text:p text:style-name="P3">-<text:span text:style-name="T3">cada classe deve ser única no sistema</text:span></text:p>
      <text:p text:style-name="P3">-<text:span text:style-name="T4">por convenção, cada classe deve ter seu arquivo py, e o nome do arquivo deve fazer alusão a <text:tab/>classe, por exemplo: class Pessoa, arquivo = Pessoa.py</text:span></text:p>
      <text:p text:style-name="P3">-<text:span text:style-name="T5">o método contrutor de classes no python é o: __init__ </text:span></text:p>
      <text:p text:style-name="P3"/>
      <text:p text:style-name="P4">tipos de associação entre objetos </text:p>
      <text:p text:style-name="P5">Agregação: <text:span text:style-name="T6">chamada de uma classe em outra </text:span></text:p>
      <text:p text:style-name="P5"/>
      <text:p text:style-name="P6">integridade dos objetos: encapsulamento </text:p>
      <text:p text:style-name="P6">-<text:span text:style-name="T7">consiste em reunir atributos e métodos em uma única entidade e proibir alterações indevidas <text:s/></text:span></text:p>
      <text:p text:style-name="P6"/>
      <text:p text:style-name="P7">atributos públicos e privados </text:p>
      <text:p text:style-name="P7">-<text:span text:style-name="T8">por padrão, os atributos são definidos como público </text:span></text:p>
      <text:p text:style-name="P7">-<text:span text:style-name="T9">para que um atributo seja privado, deve ser antecedido por 2 __ </text:span></text:p>
      <text:p text:style-name="P8">ex: self.__numero = numero</text:p>
      <text:p text:style-name="P3"/>
      <text:p text:style-name="P2"><text:tab/></text:p>
      <text:p text:style-name="P9">Decorator @property </text:p>
      <text:p text:style-name="P9">-<text:span text:style-name="T10">serve para manter um atributo como protegido 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3:18:29.746000000</meta:creation-date>
    <dc:date>2024-02-15T17:52:51.125000000</dc:date>
    <meta:editing-duration>PT4H34M11S</meta:editing-duration>
    <meta:editing-cycles>20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0" meta:word-count="139" meta:character-count="889" meta:non-whitespace-character-count="751"/>
  </office:meta>
</office:document-meta>
</file>